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4776" calcext:value-type="float">
            <text:p>126.6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6408" calcext:value-type="float">
            <text:p>125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9792" calcext:value-type="float">
            <text:p>125.5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6328" calcext:value-type="float">
            <text:p>125.3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3576" calcext:value-type="float">
            <text:p>124.6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268" calcext:value-type="float">
            <text:p>124.3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4352" calcext:value-type="float">
            <text:p>123.9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2936" calcext:value-type="float">
            <text:p>123.3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7032" calcext:value-type="float">
            <text:p>122.5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6536" calcext:value-type="float">
            <text:p>121.6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0512" calcext:value-type="float">
            <text:p>116.1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403</text:p>
          </table:table-cell>
          <table:table-cell office:value-type="string" calcext:value-type="string">
            <text:p>TWDB:1034403</text:p>
          </table:table-cell>
          <table:table-cell office:value-type="string" calcext:value-type="string">
            <text:p>197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